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FreeSans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3fe9c8" officeooo:paragraph-rsid="003fe9c8" style:font-weight-asian="bold" style:font-weight-complex="bold"/>
    </style:style>
    <style:style style:name="P2" style:family="paragraph" style:parent-style-name="Standard">
      <style:text-properties fo:font-weight="bold" officeooo:rsid="00475563" officeooo:paragraph-rsid="0047556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tyle="italic" fo:font-weight="normal" officeooo:paragraph-rsid="00224d8c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49ebac" officeooo:paragraph-rsid="0049ebac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4d1184" officeooo:paragraph-rsid="004d1184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459c8b" officeooo:paragraph-rsid="00459c8b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normal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normal" fo:font-weight="normal" officeooo:rsid="00224d8c" officeooo:paragraph-rsid="00224d8c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4abb55" officeooo:paragraph-rsid="004abb55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4abb55" officeooo:paragraph-rsid="004beade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4be2d3" officeooo:paragraph-rsid="004be2d3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4d1184" officeooo:paragraph-rsid="004d1184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475563" officeooo:paragraph-rsid="004be2d3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485f7b" officeooo:paragraph-rsid="00485f7b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style:text-underline-style="solid" style:text-underline-type="double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24d8c" officeooo:paragraph-rsid="00224d8c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51bdc" officeooo:paragraph-rsid="00251bdc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54f06" officeooo:paragraph-rsid="00254f06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6a893" officeooo:paragraph-rsid="0026a893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f75cc" officeooo:paragraph-rsid="002f75cc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07c53" officeooo:paragraph-rsid="0031155c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3a677" officeooo:paragraph-rsid="0033a677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3a677" officeooo:paragraph-rsid="003428d2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428d2" officeooo:paragraph-rsid="003428d2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777db" officeooo:paragraph-rsid="002777db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a916b" officeooo:paragraph-rsid="002a916b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95b2d" officeooo:paragraph-rsid="00295b2d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b9a8b" officeooo:paragraph-rsid="002b9a8b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a802e" officeooo:paragraph-rsid="003a802e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670a5" officeooo:paragraph-rsid="003670a5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90431" officeooo:paragraph-rsid="00390431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c6590" officeooo:paragraph-rsid="003c6590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c6590" officeooo:paragraph-rsid="0041dc05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7f903" officeooo:paragraph-rsid="0037f903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1dc05" officeooo:paragraph-rsid="0041dc05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1dc05" officeooo:paragraph-rsid="0042cabf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3b5ec" officeooo:paragraph-rsid="0043b5ec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3b5ec" officeooo:paragraph-rsid="0044ec78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4ec78" officeooo:paragraph-rsid="0044ec78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59c8b" officeooo:paragraph-rsid="00459c8b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6a893" officeooo:paragraph-rsid="0026a893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be8dd" officeooo:paragraph-rsid="002be8dd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dcfa2" officeooo:paragraph-rsid="002dcfa2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07c53" officeooo:paragraph-rsid="00332837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25d21" officeooo:paragraph-rsid="00325d21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3a677" officeooo:paragraph-rsid="0033a677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428d2" officeooo:paragraph-rsid="003428d2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428d2" officeooo:paragraph-rsid="00375030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670a5" officeooo:paragraph-rsid="003670a5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c6590" officeooo:paragraph-rsid="003c6590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41dc05" officeooo:paragraph-rsid="0041dc05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43b5ec" officeooo:paragraph-rsid="0043b5ec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weight="normal" officeooo:rsid="003fe9c8" officeooo:paragraph-rsid="003fe9c8" style:font-weight-asian="normal" style:font-weight-complex="normal"/>
    </style:style>
    <style:style style:name="P58" style:family="paragraph" style:parent-style-name="Standard">
      <style:text-properties fo:font-weight="normal" officeooo:rsid="00475563" officeooo:paragraph-rsid="00475563" style:font-weight-asian="normal" style:font-weight-complex="normal"/>
    </style:style>
    <style:style style:name="P59" style:family="paragraph" style:parent-style-name="Standard">
      <style:text-properties fo:font-weight="normal" officeooo:rsid="00475563" officeooo:paragraph-rsid="00485f7b" style:font-weight-asian="normal" style:font-weight-complex="normal"/>
    </style:style>
    <style:style style:name="P60" style:family="paragraph" style:parent-style-name="Standard">
      <style:text-properties fo:font-weight="normal" officeooo:rsid="00475563" officeooo:paragraph-rsid="004be2d3" style:font-weight-asian="normal" style:font-weight-complex="normal"/>
    </style:style>
    <style:style style:name="P61" style:family="paragraph" style:parent-style-name="Standard">
      <style:text-properties fo:font-weight="normal" officeooo:rsid="0049ebac" officeooo:paragraph-rsid="0049ebac" style:font-weight-asian="normal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fo:font-style="italic" style:font-style-asian="italic" style:font-style-complex="italic"/>
    </style:style>
    <style:style style:name="P63" style:family="paragraph" style:parent-style-name="Standard">
      <style:text-properties fo:font-weight="bold" style:font-weight-asian="bold" style:font-weight-complex="bold"/>
    </style:style>
    <style:style style:name="P6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12e1c" style:font-style-asian="italic" style:font-style-complex="italic"/>
    </style:style>
    <style:style style:name="T3" style:family="text">
      <style:text-properties fo:font-style="italic" officeooo:rsid="0042cabf" style:font-style-asian="italic" style:font-style-complex="italic"/>
    </style:style>
    <style:style style:name="T4" style:family="text">
      <style:text-properties fo:font-style="italic" officeooo:rsid="0044ec78" style:font-style-asian="italic" style:font-style-complex="italic"/>
    </style:style>
    <style:style style:name="T5" style:family="text">
      <style:text-properties fo:font-style="italic" officeooo:rsid="0045b357" style:font-style-asian="italic" style:font-style-complex="italic"/>
    </style:style>
    <style:style style:name="T6" style:family="text">
      <style:text-properties fo:font-style="italic" officeooo:rsid="004be2d3" style:font-style-asian="italic" style:font-style-complex="italic"/>
    </style:style>
    <style:style style:name="T7" style:family="text">
      <style:text-properties fo:font-style="italic" officeooo:rsid="004df265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485f7b" style:font-style-asian="normal" style:font-style-complex="normal"/>
    </style:style>
    <style:style style:name="T11" style:family="text">
      <style:text-properties fo:font-style="normal" officeooo:rsid="004be2d3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fo:font-style="normal" style:text-underline-style="solid" style:text-underline-width="auto" style:text-underline-color="font-color" officeooo:rsid="00485f7b" style:font-style-asian="normal" style:font-style-complex="normal"/>
    </style:style>
    <style:style style:name="T14" style:family="text">
      <style:text-properties officeooo:rsid="001fb825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24163" style:font-weight-asian="normal" style:font-weight-complex="normal"/>
    </style:style>
    <style:style style:name="T17" style:family="text">
      <style:text-properties fo:font-weight="normal" officeooo:rsid="00375030" style:font-weight-asian="normal" style:font-weight-complex="normal"/>
    </style:style>
    <style:style style:name="T18" style:family="text">
      <style:text-properties fo:font-weight="normal" officeooo:rsid="00385982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3dbe2b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officeooo:rsid="00485f7b"/>
    </style:style>
    <style:style style:name="T23" style:family="text">
      <style:text-properties officeooo:rsid="0031155c"/>
    </style:style>
    <style:style style:name="T24" style:family="text">
      <style:text-properties officeooo:rsid="0033a677"/>
    </style:style>
    <style:style style:name="T25" style:family="text">
      <style:text-properties officeooo:rsid="003428d2"/>
    </style:style>
    <style:style style:name="T26" style:family="text">
      <style:text-properties officeooo:rsid="00412e1c"/>
    </style:style>
    <style:style style:name="T27" style:family="text">
      <style:text-properties officeooo:rsid="0041dc05"/>
    </style:style>
    <style:style style:name="T28" style:family="text">
      <style:text-properties officeooo:rsid="0042cabf"/>
    </style:style>
    <style:style style:name="T29" style:family="text">
      <style:text-properties officeooo:rsid="0044ec7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4"><text:a xlink:type="simple" xlink:href="#__RefHeading__600_599439748" text:style-name="Index_20_Link" text:visited-style-name="Index_20_Link">1. Intro<text:tab/>1</text:a></text:p>
          <text:p text:style-name="P64"><text:a xlink:type="simple" xlink:href="#__RefHeading__602_599439748" text:style-name="Index_20_Link" text:visited-style-name="Index_20_Link">2. QObject<text:tab/>1</text:a></text:p>
          <text:p text:style-name="P64"><text:a xlink:type="simple" xlink:href="#__RefHeading__604_599439748" text:style-name="Index_20_Link" text:visited-style-name="Index_20_Link">3. Signals &amp; slots<text:tab/>2</text:a></text:p>
          <text:p text:style-name="P64"><text:a xlink:type="simple" xlink:href="#__RefHeading__606_599439748" text:style-name="Index_20_Link" text:visited-style-name="Index_20_Link">4. Threads<text:tab/>3</text:a></text:p>
          <text:p text:style-name="P64"><text:a xlink:type="simple" xlink:href="#__RefHeading__608_599439748" text:style-name="Index_20_Link" text:visited-style-name="Index_20_Link">5. Events<text:tab/>4</text:a></text:p>
        </text:index-body>
      </text:table-of-content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h text:style-name="Heading_20_1" text:outline-level="1"><text:bookmark-start text:name="__RefHeading__600_599439748"/><text:soft-page-break/>1. Intro<text:bookmark-end text:name="__RefHeading__600_599439748"/></text:h>
      <text:p text:style-name="Standard"/>
      <text:p text:style-name="Standard">C++ framework for developing cross-platform GUI applications</text:p>
      <text:p text:style-name="Standard">“write once, compile anywhere”</text:p>
      <text:p text:style-name="Standard"/>
      <text:p text:style-name="Standard">qmake -project : create a platform-independent project file (.pro)</text:p>
      <text:p text:style-name="Standard">qmake test.pro : create a platform-specific makefile from the project file</text:p>
      <text:p text:style-name="Standard"/>
      <text:p text:style-name="Standard"/>
      <text:p text:style-name="Standard">Qt's widgets emit <text:span text:style-name="T1">signals</text:span><text:span text:style-name="T9"> to indicate that a user action (or a change of state) has occurred</text:span></text:p>
      <text:p text:style-name="Standard">A <text:span text:style-name="T1">signal </text:span><text:span text:style-name="T9">can be connected to a </text:span><text:span text:style-name="T1">slot</text:span><text:span text:style-name="T9"> (function): when the </text:span><text:span text:style-name="T1">signal </text:span><text:span text:style-name="T9">is emitted, the </text:span><text:span text:style-name="T1">slot</text:span><text:span text:style-name="T9"> is automatically executed</text:span></text:p>
      <text:p text:style-name="P9"/>
      <text:p text:style-name="P3">QObject::connect(button, SIGNAL(clicked()), &amp;app, SLOT(quit()));</text:p>
      <text:p text:style-name="P4"/>
      <text:p text:style-name="P4">layout manager<text:span text:style-name="T9">: an object that sets the size and position of the widgets that lie under its responsibility</text:span></text:p>
      <text:p text:style-name="P10"/>
      <text:p text:style-name="P10">three main layout manager classes:</text:p>
      <text:list xml:id="list5931723423118123412" text:style-name="L1">
        <text:list-item>
          <text:p text:style-name="P62">QHBoxLayout: <text:span text:style-name="T9">lays out widgets horizontally (l to r)</text:span></text:p>
        </text:list-item>
        <text:list-item>
          <text:p text:style-name="P62">QVBoxLayout: <text:span text:style-name="T9">vertically</text:span></text:p>
        </text:list-item>
        <text:list-item>
          <text:p text:style-name="P62">QGridLayout<text:span text:style-name="T9">: in a grid</text:span></text:p>
        </text:list-item>
      </text:list>
      <text:p text:style-name="P10"/>
      <text:h text:style-name="Heading_20_1" text:outline-level="1"><text:bookmark-start text:name="__RefHeading__602_599439748"/>2. <text:span text:style-name="T14">QObject</text:span><text:bookmark-end text:name="__RefHeading__602_599439748"/></text:h>
      <text:p text:style-name="P11">- <text:span text:style-name="T16">base class for all Qt objects</text:span></text:p>
      <text:p text:style-name="P11"/>
      <text:p text:style-name="P12">connect(sender, signal, receiver, method)</text:p>
      <text:p text:style-name="P5">QObject::connect(button, SIGNAL(clicked()), &amp;app, SLOT(quit()));</text:p>
      <text:p text:style-name="P19"/>
      <text:p text:style-name="P20">disconnect(sender, signal, receiver, method)</text:p>
      <text:p text:style-name="P20"/>
      <text:p text:style-name="P21">QObjects organize themselves in <text:span text:style-name="T19">object trees:</text:span></text:p>
      <text:p text:style-name="P21">- when you<text:span text:style-name="T19"> </text:span>create a <text:span text:style-name="T1">QObject</text:span> with another object as parent, the object will automatically add itself to the parent's <text:span text:style-name="T1">children()</text:span> list.</text:p>
      <text:p text:style-name="P21">- the parent takes ownership of the object; i.e., it will automatically delete its children in its destructor.</text:p>
      <text:p text:style-name="P21"/>
      <text:p text:style-name="P22">All Qt classes derived from objects are non-copyable</text:p>
      <text:p text:style-name="P22"/>
      <text:p text:style-name="P8">deleteLater()<text:span text:style-name="T9">:</text:span></text:p>
      <text:p text:style-name="P44">* schedules this object to deletion</text:p>
      <text:p text:style-name="P44">* The object will be deleted when control returns to the event loop (if event loop is not running, the object will be deleted when event loop is started)</text:p>
      <text:p text:style-name="P22"/>
      <text:p text:style-name="P38">When a <text:span text:style-name="T1">QObject</text:span> is deleted, it emits this <text:span text:style-name="T1">QObject::destroyed()</text:span> signal.</text:p>
      <text:p text:style-name="P38"/>
      <text:p text:style-name="P56">Threads:</text:p>
      <text:p text:style-name="P41">* The thread in which a <text:span text:style-name="T1">QObject</text:span> lives is available using <text:span text:style-name="T1">Q</text:span><text:span text:style-name="T5">O</text:span><text:span text:style-name="T1">bject::thread()</text:span>.</text:p>
      <text:p text:style-name="P41"><text:soft-page-break/>* The child of a <text:span text:style-name="T1">QObject</text:span> must always be created in the thread where the parent was created</text:p>
      <text:p text:style-name="P42">* <text:span text:style-name="T29">You must ensure that all objects created in a thread are deleted before you delete the </text:span><text:span text:style-name="T4">QThread</text:span></text:p>
      <text:p text:style-name="P38"/>
      <text:p text:style-name="P55">QCoreApplication</text:p>
      <text:p text:style-name="P39">* provides an event loop for console Qt applications.</text:p>
      <text:p text:style-name="P40">* <text:span text:style-name="T28">event loop is started with a call to </text:span><text:span text:style-name="T3">exec() </text:span><text:span text:style-name="T28">(will not return until the event loop exits)</text:span></text:p>
      <text:p text:style-name="P40">* <text:span text:style-name="T28">create </text:span><text:span text:style-name="T3">QCoreApplication</text:span><text:span text:style-name="T28"> as soon as possible</text:span></text:p>
      <text:p text:style-name="P43">If no event loop is running, events won't be delivered to the object.</text:p>
      <text:p text:style-name="P22"/>
      <text:h text:style-name="Heading_20_1" text:outline-level="1"><text:bookmark-start text:name="__RefHeading__604_599439748"/>3. Signals &amp; slots<text:bookmark-end text:name="__RefHeading__604_599439748"/></text:h>
      <text:p text:style-name="P45"/>
      <text:p text:style-name="P23"><text:span text:style-name="T19">signal</text:span> = emitted when a particular event occurs</text:p>
      <text:p text:style-name="P45">slot = <text:span text:style-name="T15">function called in response to a particular signal</text:span></text:p>
      <text:p text:style-name="P23"/>
      <text:p text:style-name="P29">type safe: signature of a signal must match signature of a slot</text:p>
      <text:p text:style-name="P29">loosely-coupled: a class which emits the signal doesn't know/care which slot receives the signal</text:p>
      <text:p text:style-name="P29"/>
      <text:p text:style-name="P30"/>
      <text:p text:style-name="P30"/>
      <text:p text:style-name="P30"/>
      <text:p text:style-name="P30">All classes that inherit from QObject or one of its subclasses (e.g., QWidget) can contain signals and slots</text:p>
      <text:p text:style-name="P31">You can connect as many signals as you want to a single slot, and a signal can be connected to as many slots as you need</text:p>
      <text:p text:style-name="P31"/>
      <text:p text:style-name="P31"/>
      <text:p text:style-name="P32">All classes that contain signals or slots must mention Q_OBJECT at the top of their declaration. They must also derive (directly or indirectly) from QObject.</text:p>
      <text:p text:style-name="P49"/>
      <text:p text:style-name="P49"/>
      <text:p text:style-name="P48">Signal<text:span text:style-name="T24">s</text:span></text:p>
      <text:p text:style-name="P46"><text:span text:style-name="T15">* Execution of the code following the emit statement will occur once </text:span><text:span text:style-name="T21">all slots</text:span><text:span text:style-name="T15"> have returned</text:span></text:p>
      <text:p text:style-name="P47"><text:span text:style-name="T15">* For </text:span>queued connections, <text:s/><text:span text:style-name="T15">the code following the </text:span>emit<text:span text:style-name="T15"> keyword will continue immediately, and the slots will be executed later.</text:span></text:p>
      <text:p text:style-name="P24">* If several slots are connected to one signal, the slots will be executed one after the other, in the order they have been connected, when the signal is emitted.</text:p>
      <text:p text:style-name="P25">* automatically generated by the <text:span text:style-name="T1">moc</text:span> and must not be implemented in the .cpp file.</text:p>
      <text:p text:style-name="P25">* <text:span text:style-name="T23">t</text:span>hey can never have return types (i.e. use void).</text:p>
      <text:p text:style-name="P25"/>
      <text:p text:style-name="P50">Slots</text:p>
      <text:p text:style-name="P26">* <text:s/>normal C++ functions and can be called normally</text:p>
      <text:p text:style-name="P27">* <text:span text:style-name="T25">can be invoked by any component, regardless of its access level, via a signal-slot connection</text:span></text:p>
      <text:p text:style-name="P33"/>
      <text:p text:style-name="P51">Meta-Object Information</text:p>
      <text:p text:style-name="P28"/>
      <text:p text:style-name="P52">moc = <text:span text:style-name="T15">meta-object compiler = </text:span><text:span text:style-name="T18">code-generator = </text:span><text:span text:style-name="T15">parses the class declaration in a C++ file and generates C++ code that initializes the meta-object; </text:span><text:span text:style-name="T17">the moc ignores member functions.</text:span></text:p>
      <text:p text:style-name="P53"><text:soft-page-break/>meta-object = <text:span text:style-name="T15">contains the names of all the signal and slot members, as well as pointers to these functions.</text:span></text:p>
      <text:p text:style-name="P34"/>
      <text:p text:style-name="P35">Macros:</text:p>
      <text:p text:style-name="P35">#define signals public</text:p>
      <text:p text:style-name="P35">#define slots /* nothing *</text:p>
      <text:p text:style-name="P35">#define emit /* nothing */</text:p>
      <text:p text:style-name="P35"/>
      <text:p text:style-name="P35"/>
      <text:p text:style-name="P34"/>
      <text:h text:style-name="Heading_20_1" text:outline-level="1"><text:bookmark-start text:name="__RefHeading__606_599439748"/>4. Threads<text:bookmark-end text:name="__RefHeading__606_599439748"/></text:h>
      <text:p text:style-name="P54"/>
      <text:p text:style-name="P36"><text:span text:style-name="T19">Q</text:span><text:span text:style-name="T20">T</text:span><text:span text:style-name="T19">hread</text:span> = platform-independent way to manage threads</text:p>
      <text:p text:style-name="P36"/>
      <text:p text:style-name="P36">* <text:span text:style-name="T26">inherits from </text:span><text:span text:style-name="T2">QObject</text:span></text:p>
      <text:p text:style-name="P37"><text:span text:style-name="T2">* </text:span><text:span text:style-name="T27">emits signals to indicate that the thread started or finished executing, and provides a few slots as well.</text:span></text:p>
      <text:p text:style-name="P37"/>
      <text:p text:style-name="P37"><text:tab/></text:p>
      <text:p text:style-name="P37"/>
      <text:p text:style-name="P37"/>
      <text:p text:style-name="P28"/>
      <text:p text:style-name="Standard"><text:span text:style-name="Teletype">QThread</text:span> provides a <text:span text:style-name="Teletype">terminate()</text:span> function that terminates the execution of a thread while it is still running. Using <text:span text:style-name="Teletype">terminate()</text:span> is not recommended, since <text:bookmark text:name="iddle6783"/><text:bookmark text:name="iddle6782"/><text:bookmark text:name="iddle6781"/>it can stop the thread at any point and does not give the thread any chance to clean up after itself. </text:p>
      <text:p text:style-name="Standard"/>
      <text:p text:style-name="Standard"/>
      <text:p text:style-name="Standard"/>
      <text:p text:style-name="P1">Usage</text:p>
      <text:p text:style-name="P57">* prepare an object (<text:span text:style-name="T1">QObject</text:span>) class with all your desired functionality in it</text:p>
      <text:p text:style-name="P57">* create a new <text:span text:style-name="T1">QThread</text:span> instance, push the <text:span text:style-name="T1">QObject</text:span> onto it using <text:span text:style-name="T1">moveToThread(QThread*)</text:span> of the <text:span text:style-name="T1">QObject</text:span> instance</text:p>
      <text:p text:style-name="P57">* call <text:span text:style-name="T8">start()</text:span> on the <text:span text:style-name="T1">QThread</text:span> instance.</text:p>
      <text:p text:style-name="Standard"/>
      <text:p text:style-name="Standard"/>
      <text:h text:style-name="Heading_20_1" text:outline-level="1"><text:bookmark-start text:name="__RefHeading__608_599439748"/>5. Events<text:bookmark-end text:name="__RefHeading__608_599439748"/></text:h>
      <text:p text:style-name="P2"/>
      <text:p text:style-name="P58">Three categories:</text:p>
      <text:p text:style-name="P60">* <text:span text:style-name="T1">spontaneous: </text:span><text:span text:style-name="T9">generated by the window system;</text:span></text:p>
      <text:p text:style-name="P17"><text:tab/>put in system queue and processed one after another by the event loop</text:p>
      <text:p text:style-name="P58"><text:span text:style-name="T1">* posted: </text:span><text:span text:style-name="T10">generated by Qt or by application; processed by the event loop</text:span></text:p>
      <text:p text:style-name="P58"><text:span text:style-name="T10"><text:tab/></text:span><text:span text:style-name="T11">can be compressed: if </text:span><text:span text:style-name="T6">update </text:span><text:span text:style-name="T11">is called 10 times in succession, the ten events will be merged into a single one</text:span></text:p>
      <text:p text:style-name="P59"><text:span text:style-name="T1">* sent: </text:span><text:span text:style-name="T10">generated by Qt or by application but sent directly to the target objects</text:span></text:p>
      <text:p text:style-name="P14"><text:span text:style-name="T10"><text:tab/>are </text:span><text:span text:style-name="T22">not</text:span><text:span text:style-name="T10"> handled by the event loop. They are delivered directly to the object.</text:span></text:p>
      <text:p text:style-name="P18"/>
      <text:p text:style-name="P61"><text:soft-page-break/><text:span text:style-name="T13">E</text:span><text:span text:style-name="T12">vent loop</text:span><text:span text:style-name="T9">:</text:span></text:p>
      <text:p text:style-name="P61"><text:span text:style-name="T9"><text:tab/></text:span><text:span text:style-name="T1">while (!exit_was_called)</text:span></text:p>
      <text:p text:style-name="P6"><text:tab/><text:tab/>while (!posted_events_queue.empty())</text:p>
      <text:p text:style-name="P6"><text:tab/><text:tab/><text:tab/>process_posted_event();</text:p>
      <text:p text:style-name="P6"><text:tab/><text:tab/>while (!spontaneous_events_queue.empty())</text:p>
      <text:p text:style-name="P6"><text:tab/><text:tab/><text:tab/>process_spontaneous_event()</text:p>
      <text:p text:style-name="P6"><text:tab/><text:tab/>while (!posted_events_queue.empty())</text:p>
      <text:p text:style-name="P6"><text:tab/><text:tab/><text:tab/>process_posted_event();</text:p>
      <text:p text:style-name="P16">Processing events:</text:p>
      <text:p text:style-name="P16">* default behavior is to “accept” events (the event won't be propagated further) and the default handler call <text:span text:style-name="T1">ignore()</text:span></text:p>
      <text:p text:style-name="P7"/>
      <text:p text:style-name="P16">handle <text:span text:style-name="T1">Key_Escape</text:span> only:</text:p>
      <text:p text:style-name="P16"><text:tab/><text:span text:style-name="T1">void MyFancyWidget::keyPressEvent(QKeyEvent *event)</text:span></text:p>
      <text:p text:style-name="P7"><text:s text:c="4"/><text:tab/>{</text:p>
      <text:p text:style-name="P7"><text:s text:c="8"/><text:tab/><text:tab/>if (event-&gt;key() == Key_Escape) {</text:p>
      <text:p text:style-name="P7"><text:s text:c="12"/><text:tab/><text:tab/>doEscape();</text:p>
      <text:p text:style-name="P7"><text:s text:c="8"/><text:tab/><text:tab/>} else {</text:p>
      <text:p text:style-name="P16"><text:span text:style-name="T1"><text:s text:c="12"/><text:tab/><text:tab/>Q</text:span><text:span text:style-name="T7">W</text:span><text:span text:style-name="T1">idget::keyPressEvent(event);<text:tab/>//will ignore it</text:span></text:p>
      <text:p text:style-name="P7"><text:s text:c="8"/><text:tab/><text:tab/>}</text:p>
      <text:p text:style-name="P7"><text:s text:c="4"/><text:tab/>}</text:p>
      <text:p text:style-name="P7"/>
      <text:p text:style-name="P7"/>
      <text:p text:style-name="P7"><text:s text:c="4"/></text:p>
      <text:p text:style-name="P13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FreeSans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FreeSans" style:font-family-complex="FreeSans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18:29:16</meta:creation-date>
    <meta:generator>LibreOffice/4.1.3.2$Linux_X86_64 LibreOffice_project/410m0$Build-2</meta:generator>
    <dc:date>2014-01-14T14:04:55.289600257</dc:date>
    <meta:editing-duration>P1DT3H18M35S</meta:editing-duration>
    <meta:editing-cycles>75</meta:editing-cycles>
    <meta:document-statistic meta:table-count="0" meta:image-count="0" meta:object-count="0" meta:page-count="5" meta:paragraph-count="103" meta:word-count="906" meta:character-count="5681" meta:non-whitespace-character-count="4783"/>
  </office:meta>
</office:document-meta>
</file>